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839EBFB02D09F2D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655cm" fo:min-width="4.898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338cm" fo:min-width="4.263cm"/>
      <style:paragraph-properties style:writing-mode="lr-tb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objectwithoutfill">
      <style:graphic-properties draw:marker-end="Arrowheads_20_5" draw:marker-end-width="0.3cm" draw:fill="none" draw:textarea-vertical-align="middle"/>
    </style:style>
    <style:style style:name="gr6" style:family="graphic" style:parent-style-name="standard">
      <style:graphic-properties draw:marker-start="Arrowheads_20_8" draw:marker-start-width="0.3cm" draw:textarea-vertical-align="middle"/>
    </style:style>
    <style:style style:name="gr7" style:family="graphic" style:parent-style-name="objectwithoutfill">
      <style:graphic-properties draw:marker-end="Arrowheads_20_10" draw:marker-end-width="0.3cm" draw:fill="none" draw:textarea-vertical-align="middle"/>
    </style:style>
    <style:style style:name="gr8" style:family="graphic" style:parent-style-name="standard">
      <style:graphic-properties draw:marker-start="Arrowheads_20_12" draw:marker-start-width="0.3cm" draw:marker-end="Arrowheads_20_13" draw:marker-end-width="0.3cm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1.972cm" fo:min-width="3.628cm"/>
      <style:paragraph-properties style:writing-mode="lr-tb"/>
    </style:style>
    <style:style style:name="gr10" style:family="graphic" style:parent-style-name="objectwithoutfill">
      <style:graphic-properties draw:marker-end="Arrowheads_20_2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9.374cm"/>
      <style:paragraph-properties style:writing-mode="lr-tb"/>
    </style:style>
    <style:style style:name="gr12" style:family="graphic" style:parent-style-name="objectwithoutfill">
      <style:graphic-properties draw:marker-end="Arrowheads_20_1" draw:marker-end-width="0.3cm" draw:fill="none" draw:textarea-vertical-align="middle"/>
    </style:style>
    <style:style style:name="gr13" style:family="graphic" style:parent-style-name="standard">
      <style:graphic-properties draw:marker-start="Arrowheads_20_3" draw:marker-start-width="0.3cm" draw:marker-end="Arrowheads_20_4" draw:marker-end-width="0.3cm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4.734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8.421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17" style:family="graphic" style:parent-style-name="standard">
      <style:graphic-properties draw:stroke="none" draw:fill="solid" draw:fill-color="#f2f2f2" draw:shadow="hidden"/>
    </style:style>
    <style:style style:name="gr18" style:family="graphic" style:parent-style-name="standard">
      <style:graphic-properties draw:stroke="solid" svg:stroke-width="0.026cm" svg:stroke-color="#000000" svg:stroke-opacity="100%" draw:stroke-linejoin="round" svg:stroke-linecap="round" draw:fill="none" fo:padding-top="0.138cm" fo:padding-bottom="0.138cm" fo:padding-left="0.263cm" fo:padding-right="0.263cm"/>
    </style:style>
    <style:style style:name="gr19" style:family="graphic" style:parent-style-name="standard">
      <style:graphic-properties draw:stroke="none" draw:fill="solid" draw:fill-color="#4672c4" draw:shadow="hidden"/>
    </style:style>
    <style:style style:name="gr20" style:family="graphic" style:parent-style-name="standard">
      <style:graphic-properties draw:stroke="none" draw:fill="none" draw:textarea-vertical-align="middle" fo:min-height="0.783cm" fo:min-width="2.54cm" fo:padding-top="0.3cm" fo:padding-bottom="0.3cm" fo:padding-left="0.141cm" fo:padding-right="0.141cm"/>
      <style:paragraph-properties style:writing-mode="lr-tb"/>
    </style:style>
    <style:style style:name="gr21" style:family="graphic" style:parent-style-name="standard">
      <style:graphic-properties draw:stroke="solid" svg:stroke-width="0.026cm" svg:stroke-color="#000000" draw:marker-end="Marker_5f_0" draw:marker-end-width="0.385cm" svg:stroke-opacity="100%" draw:stroke-linejoin="round" svg:stroke-linecap="round" draw:fill="none" fo:padding-top="0.138cm" fo:padding-bottom="0.138cm" fo:padding-left="0.263cm" fo:padding-right="0.263cm"/>
    </style:style>
    <style:style style:name="gr22" style:family="graphic" style:parent-style-name="standard">
      <style:graphic-properties draw:stroke="none" draw:fill="none" draw:textarea-vertical-align="middle" fo:min-height="1.191cm" fo:min-width="2.54cm" fo:padding-top="0.3cm" fo:padding-bottom="0.3cm" fo:padding-left="0.141cm" fo:padding-right="0.141cm"/>
      <style:paragraph-properties style:writing-mode="lr-tb"/>
    </style:style>
    <style:style style:name="gr23" style:family="graphic" style:parent-style-name="standard">
      <style:graphic-properties draw:stroke="solid" svg:stroke-width="0.026cm" svg:stroke-color="#000000" draw:marker-start="Marker_5f_1" draw:marker-start-width="0.321cm" svg:stroke-opacity="100%" draw:stroke-linejoin="round" svg:stroke-linecap="round" draw:fill="none" fo:padding-top="0.138cm" fo:padding-bottom="0.138cm" fo:padding-left="0.263cm" fo:padding-right="0.263cm"/>
    </style:style>
    <style:style style:name="gr24" style:family="graphic" style:parent-style-name="standard">
      <style:graphic-properties draw:stroke="none" draw:fill="solid" draw:fill-color="#ffffff" draw:shadow="hidden"/>
    </style:style>
    <style:style style:name="gr25" style:family="graphic" style:parent-style-name="standard">
      <style:graphic-properties draw:stroke="dash" draw:stroke-dash="Dash_5f_0" svg:stroke-width="0.026cm" svg:stroke-color="#000000" svg:stroke-opacity="100%" draw:stroke-linejoin="miter" svg:stroke-linecap="butt" draw:fill="none" fo:padding-top="0.138cm" fo:padding-bottom="0.138cm" fo:padding-left="0.263cm" fo:padding-right="0.263cm"/>
    </style:style>
    <style:style style:name="gr26" style:family="graphic" style:parent-style-name="standard">
      <style:graphic-properties draw:stroke="none" draw:fill="solid" draw:fill-color="#ffffff" draw:opacity="0%" draw:shadow="hidden"/>
    </style:style>
    <style:style style:name="gr27" style:family="graphic" style:parent-style-name="standard">
      <style:graphic-properties draw:stroke="none" draw:fill="none" draw:textarea-vertical-align="middle" fo:min-height="0.494cm" fo:min-width="2.54cm" fo:padding-top="0cm" fo:padding-bottom="0cm" fo:padding-left="0.3cm" fo:padding-right="0cm"/>
      <style:paragraph-properties style:writing-mode="lr-tb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="solid" draw:fill-color="#f2f2f2"/>
    </style:style>
    <style:style style:name="P7" style:family="paragraph">
      <loext:graphic-properties draw:fill="none"/>
    </style:style>
    <style:style style:name="P8" style:family="paragraph">
      <loext:graphic-properties draw:fill="solid" draw:fill-color="#4672c4"/>
    </style:style>
    <style:style style:name="P9" style:family="paragraph">
      <style:paragraph-properties fo:margin-left="0cm" fo:margin-right="0cm" fo:margin-top="0cm" fo:margin-bottom="0cm" fo:line-height="120%" fo:text-align="start" fo:text-indent="0cm"/>
    </style:style>
    <style:style style:name="P10" style:family="paragraph">
      <loext:graphic-properties draw:fill="none"/>
      <style:paragraph-properties style:writing-mode="lr-tb"/>
    </style:style>
    <style:style style:name="P11" style:family="paragraph">
      <loext:graphic-properties draw:fill="solid" draw:fill-color="#ffffff"/>
    </style:style>
    <style:style style:name="P12" style:family="paragraph">
      <loext:graphic-properties draw:fill="solid" draw:fill-color="#ffffff" draw:opacity="0%"/>
    </style:style>
    <style:style style:name="T1" style:family="text">
      <style:text-properties fo:color="#000000" loext:opacity="100%" style:font-name="Calibri1" fo:font-size="16pt" fo:font-weight="bold" style:font-name-asian="Calibri1" style:font-size-asian="16pt" style:font-weight-asian="bold" style:font-name-complex="Calibri1" style:font-size-complex="16pt" style:font-weight-complex="bold"/>
    </style:style>
    <style:style style:name="T2" style:family="text">
      <style:text-properties fo:color="#000000" loext:opacity="100%" style:font-name="Calibri1" fo:font-size="12pt" style:font-name-asian="Calibri1" style:font-size-asian="12pt" style:font-name-complex="Calibri1" style:font-size-complex="12pt"/>
    </style:style>
    <style:style style:name="T3" style:family="text">
      <style:text-properties fo:color="#000000" loext:opacity="100%" style:font-name="Calibri1" fo:font-size="10pt" style:font-name-asian="Calibri1" style:font-size-asian="10pt" style:font-name-complex="Calibri1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M0">
        <draw:frame draw:style-name="gr1" draw:text-style-name="P1" draw:layer="layout" svg:width="4.693cm" svg:height="0.962cm" svg:x="13.017cm" svg:y="0.952cm">
          <draw:text-box>
            <text:p>School Entities</text:p>
          </draw:text-box>
        </draw:frame>
        <draw:custom-shape draw:style-name="gr2" draw:text-style-name="P2" xml:id="id3" draw:id="id3" draw:layer="layout" svg:width="5.398cm" svg:height="1.905cm" svg:x="11.747cm" svg:y="3.11cm">
          <text:p text:style-name="P2">School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763cm" svg:height="1.588cm" svg:x="17.462cm" svg:y="7.62cm">
          <text:p text:style-name="P2">Student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763cm" svg:height="1.588cm" svg:x="12.147cm" svg:y="7.62cm">
          <text:p text:style-name="P2">Teacher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763cm" svg:height="1.588cm" svg:x="6.832cm" svg:y="7.62cm">
          <text:p text:style-name="P2">Class</text:p>
          <draw:enhanced-geometry svg:viewBox="0 0 21600 21600" draw:type="rectangle" draw:enhanced-path="M 0 0 L 21600 0 21600 21600 0 21600 0 0 Z N"/>
        </draw:custom-shape>
        <draw:custom-shape draw:style-name="gr3" draw:text-style-name="P2" xml:id="id1" draw:id="id1" draw:layer="layout" svg:width="4.763cm" svg:height="1.588cm" svg:x="1.252cm" svg:y="7.62cm">
          <text:p text:style-name="P2">Course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763cm" svg:height="1.588cm" svg:x="18.732cm" svg:y="3.227cm">
          <text:p text:style-name="P2">Address</text:p>
          <draw:enhanced-geometry svg:viewBox="0 0 21600 21600" draw:type="rectangle" draw:enhanced-path="M 0 0 L 21600 0 21600 21600 0 21600 0 0 Z N"/>
        </draw:custom-shape>
        <draw:custom-shape draw:style-name="gr3" draw:text-style-name="P2" xml:id="id2" draw:id="id2" draw:layer="layout" svg:width="4.763cm" svg:height="1.588cm" svg:x="22.859cm" svg:y="7.619cm">
          <text:p text:style-name="P2">Employee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7.145cm" svg:y1="4.162cm" svg:x2="18.732cm" svg:y2="4.162cm">
          <text:p/>
        </draw:line>
        <draw:connector draw:style-name="gr5" draw:text-style-name="P3" xml:id="id4" draw:id="id4" draw:layer="layout" draw:line-skew="-0.768cm" svg:x1="3.633cm" svg:y1="7.62cm" svg:x2="25.24cm" svg:y2="7.619cm" draw:start-shape="id1" draw:start-glue-point="0" draw:end-shape="id2" svg:d="M3633 7620v-1270h21607v1269" svg:viewBox="0 0 21608 1271">
          <text:p/>
        </draw:connector>
        <draw:connector draw:style-name="gr4" draw:text-style-name="P3" draw:layer="layout" draw:type="line" svg:x1="14.446cm" svg:y1="5.015cm" svg:x2="14.436cm" svg:y2="6.35cm" draw:start-shape="id3" draw:start-glue-point="2" draw:end-shape="id4" draw:end-glue-point="0" svg:d="M14446 5015l-10 1335" svg:viewBox="0 0 11 1336">
          <text:p/>
        </draw:connector>
        <draw:connector draw:style-name="gr4" draw:text-style-name="P3" draw:layer="layout" draw:type="line" svg:x1="14.446cm" svg:y1="6.316cm" svg:x2="14.436cm" svg:y2="7.651cm" svg:d="M14446 6316l-10 1335" svg:viewBox="0 0 11 1336">
          <text:p/>
        </draw:connector>
        <draw:connector draw:style-name="gr4" draw:text-style-name="P3" draw:layer="layout" draw:type="line" svg:x1="19.746cm" svg:y1="6.317cm" svg:x2="19.736cm" svg:y2="7.652cm" svg:d="M19746 6317l-10 1335" svg:viewBox="0 0 11 1336">
          <text:p/>
        </draw:connector>
        <draw:connector draw:style-name="gr4" draw:text-style-name="P3" draw:layer="layout" draw:type="line" svg:x1="9.246cm" svg:y1="6.318cm" svg:x2="9.236cm" svg:y2="7.653cm" svg:d="M9246 6318l-10 1335" svg:viewBox="0 0 11 1336">
          <text:p/>
        </draw:connector>
        <draw:frame draw:style-name="gr1" draw:text-style-name="P1" draw:layer="layout" svg:width="9.46cm" svg:height="0.962cm" svg:x="1.78cm" svg:y="10.305cm">
          <draw:text-box>
            <text:p>School (1) &lt;---&gt; (many) Student</text:p>
          </draw:text-box>
        </draw:frame>
        <draw:frame draw:style-name="gr1" draw:text-style-name="P1" draw:layer="layout" svg:width="9.515cm" svg:height="0.962cm" svg:x="1.78cm" svg:y="11.305cm">
          <draw:text-box>
            <text:p>School (1) &lt;---&gt; (many) Teacher</text:p>
          </draw:text-box>
        </draw:frame>
        <draw:frame draw:style-name="gr1" draw:text-style-name="P1" draw:layer="layout" svg:width="9.316cm" svg:height="0.962cm" svg:x="1.78cm" svg:y="13.005cm">
          <draw:text-box>
            <text:p>School (1) &lt;---&gt; (many) Course</text:p>
          </draw:text-box>
        </draw:frame>
        <draw:frame draw:style-name="gr1" draw:text-style-name="P1" draw:layer="layout" svg:width="8.859cm" svg:height="0.962cm" svg:x="1.78cm" svg:y="12.205cm">
          <draw:text-box>
            <text:p>School (1) &lt;---&gt; (many) Class</text:p>
          </draw:text-box>
        </draw:frame>
        <draw:frame draw:style-name="gr1" draw:text-style-name="P1" draw:layer="layout" svg:width="10.091cm" svg:height="0.962cm" svg:x="1.78cm" svg:y="13.805cm">
          <draw:text-box>
            <text:p>School (1) &lt;---&gt; (many) Employee</text:p>
          </draw:text-box>
        </draw:frame>
        <draw:frame draw:style-name="gr1" draw:text-style-name="P1" draw:layer="layout" svg:width="8.363cm" svg:height="0.962cm" svg:x="1.781cm" svg:y="14.705cm">
          <draw:text-box>
            <text:p>School (1) &lt;---&gt; (1) Address</text:p>
          </draw:text-box>
        </draw:frame>
        <draw:frame draw:style-name="gr1" draw:text-style-name="P1" draw:layer="layout" svg:width="3.669cm" svg:height="0.962cm" svg:x="24.696cm" svg:y="1.922cm">
          <draw:text-box>
            <text:p>03.10.2024</text:p>
          </draw:text-box>
        </draw:frame>
      </draw:page>
      <draw:page draw:name="page2" draw:style-name="dp1" draw:master-page-name="PM0">
        <draw:frame draw:style-name="gr1" draw:text-style-name="P1" draw:layer="layout" svg:width="4.693cm" svg:height="0.962cm" svg:x="13.017cm" svg:y="0.952cm">
          <draw:text-box>
            <text:p>School Entities</text:p>
          </draw:text-box>
        </draw:frame>
        <draw:custom-shape draw:style-name="gr2" draw:text-style-name="P2" draw:layer="layout" svg:width="5.398cm" svg:height="1.905cm" svg:x="3.147cm" svg:y="4.21cm">
          <text:p text:style-name="P2">Student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763cm" svg:height="1.588cm" svg:x="5.662cm" svg:y="7.32cm">
          <text:p text:style-name="P2">Class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763cm" svg:height="1.588cm" svg:x="0.347cm" svg:y="7.32cm">
          <text:p text:style-name="P2">Course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763cm" svg:height="1.588cm" svg:x="10.132cm" svg:y="4.327cm">
          <text:p text:style-name="P2">Address</text:p>
          <draw:enhanced-geometry svg:viewBox="0 0 21600 21600" draw:type="rectangle" draw:enhanced-path="M 0 0 L 21600 0 21600 21600 0 21600 0 0 Z N"/>
        </draw:custom-shape>
        <draw:line draw:style-name="gr6" draw:text-style-name="P2" draw:layer="layout" svg:x1="8.545cm" svg:y1="5.365cm" svg:x2="10.132cm" svg:y2="5.365cm">
          <text:p/>
        </draw:line>
        <draw:line draw:style-name="gr7" draw:text-style-name="P3" draw:layer="layout" svg:x1="6.957cm" svg:y1="7.27cm" svg:x2="6.957cm" svg:y2="6cm">
          <text:p/>
        </draw:line>
        <draw:line draw:style-name="gr8" draw:text-style-name="P2" draw:layer="layout" svg:x1="3.465cm" svg:y1="7.27cm" svg:x2="3.465cm" svg:y2="6cm">
          <text:p/>
        </draw:line>
        <draw:custom-shape draw:style-name="gr2" draw:text-style-name="P2" draw:layer="layout" svg:width="5.398cm" svg:height="1.905cm" svg:x="17.046cm" svg:y="4.21cm">
          <text:p text:style-name="P2">Teacher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763cm" svg:height="1.588cm" svg:x="19.561cm" svg:y="7.32cm">
          <text:p text:style-name="P2">Class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763cm" svg:height="1.588cm" svg:x="14.246cm" svg:y="7.32cm">
          <text:p text:style-name="P2">Course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763cm" svg:height="1.588cm" svg:x="24.031cm" svg:y="4.327cm">
          <text:p text:style-name="P2">Address</text:p>
          <draw:enhanced-geometry svg:viewBox="0 0 21600 21600" draw:type="rectangle" draw:enhanced-path="M 0 0 L 21600 0 21600 21600 0 21600 0 0 Z N"/>
        </draw:custom-shape>
        <draw:line draw:style-name="gr6" draw:text-style-name="P2" draw:layer="layout" svg:x1="22.444cm" svg:y1="5.365cm" svg:x2="24.031cm" svg:y2="5.365cm">
          <text:p/>
        </draw:line>
        <draw:line draw:style-name="gr8" draw:text-style-name="P2" draw:layer="layout" svg:x1="17.364cm" svg:y1="7.27cm" svg:x2="17.364cm" svg:y2="6cm">
          <text:p/>
        </draw:line>
        <draw:custom-shape draw:style-name="gr2" draw:text-style-name="P2" draw:layer="layout" svg:width="5.398cm" svg:height="1.905cm" svg:x="0.445cm" svg:y="13.81cm">
          <text:p text:style-name="P2">Employee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763cm" svg:height="1.588cm" svg:x="7.43cm" svg:y="13.927cm">
          <text:p text:style-name="P2">Address</text:p>
          <draw:enhanced-geometry svg:viewBox="0 0 21600 21600" draw:type="rectangle" draw:enhanced-path="M 0 0 L 21600 0 21600 21600 0 21600 0 0 Z N"/>
        </draw:custom-shape>
        <draw:line draw:style-name="gr6" draw:text-style-name="P2" draw:layer="layout" svg:x1="5.843cm" svg:y1="14.965cm" svg:x2="7.43cm" svg:y2="14.965cm">
          <text:p/>
        </draw:line>
        <draw:line draw:style-name="gr8" draw:text-style-name="P2" draw:layer="layout" svg:x1="21.264cm" svg:y1="7.27cm" svg:x2="21.264cm" svg:y2="6cm">
          <text:p/>
        </draw:line>
        <draw:frame draw:style-name="gr1" draw:text-style-name="P1" draw:layer="layout" svg:width="8.156cm" svg:height="0.962cm" svg:x="17.981cm" svg:y="13.805cm">
          <draw:text-box>
            <text:p>Teacher(m) &lt;---&gt; (m) Class</text:p>
          </draw:text-box>
        </draw:frame>
        <draw:frame draw:style-name="gr1" draw:text-style-name="P1" draw:layer="layout" svg:width="8.613cm" svg:height="0.962cm" svg:x="17.981cm" svg:y="14.605cm">
          <draw:text-box>
            <text:p>Teacher(m) &lt;---&gt; (m) Course</text:p>
          </draw:text-box>
        </draw:frame>
        <draw:frame draw:style-name="gr1" draw:text-style-name="P1" draw:layer="layout" svg:width="8.723cm" svg:height="0.962cm" svg:x="17.981cm" svg:y="10.505cm">
          <draw:text-box>
            <text:p>Student (m) &lt;---&gt; (m) Course</text:p>
          </draw:text-box>
        </draw:frame>
        <draw:frame draw:style-name="gr1" draw:text-style-name="P1" draw:layer="layout" svg:width="8.088cm" svg:height="0.962cm" svg:x="17.981cm" svg:y="9.705cm">
          <draw:text-box>
            <text:p>Student (m) &lt;---&gt; (1) Class</text:p>
          </draw:text-box>
        </draw:frame>
        <draw:frame draw:style-name="gr1" draw:text-style-name="P1" draw:layer="layout" svg:width="8.791cm" svg:height="0.962cm" svg:x="17.982cm" svg:y="11.405cm">
          <draw:text-box>
            <text:p>Student (m) &lt;---&gt; (1) Address</text:p>
          </draw:text-box>
        </draw:frame>
        <draw:frame draw:style-name="gr1" draw:text-style-name="P1" draw:layer="layout" svg:width="8.681cm" svg:height="0.962cm" svg:x="17.981cm" svg:y="15.405cm">
          <draw:text-box>
            <text:p>Teacher(m) &lt;---&gt; (1) Address</text:p>
          </draw:text-box>
        </draw:frame>
        <draw:frame draw:style-name="gr1" draw:text-style-name="P1" draw:layer="layout" svg:width="9.244cm" svg:height="0.962cm" svg:x="17.982cm" svg:y="17.005cm">
          <draw:text-box>
            <text:p>Employee(m) &lt;---&gt; (1) Address</text:p>
          </draw:text-box>
        </draw:frame>
        <draw:frame draw:style-name="gr1" draw:text-style-name="P1" draw:layer="layout" svg:width="3.669cm" svg:height="0.962cm" svg:x="23.495cm" svg:y="2.222cm">
          <draw:text-box>
            <text:p>03.10.2024</text:p>
          </draw:text-box>
        </draw:frame>
      </draw:page>
      <draw:page draw:name="Zeichenblatt-1" draw:style-name="dp1" draw:master-page-name="PM0">
        <draw:custom-shape draw:style-name="gr9" draw:text-style-name="P4" draw:layer="layout" svg:width="4.128cm" svg:height="2.222cm" svg:x="1.187cm" svg:y="4.445cm">
          <text:p text:style-name="P4">Student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4.128cm" svg:height="2.222cm" svg:x="7.41cm" svg:y="4.445cm">
          <text:p text:style-name="P4">Course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4.128cm" svg:height="2.222cm" svg:x="7.467cm" svg:y="7.977cm">
          <text:p text:style-name="P4">Teacher</text:p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9.372cm" svg:y1="7.937cm" svg:x2="9.372cm" svg:y2="6.667cm">
          <text:p/>
        </draw:line>
        <draw:frame draw:style-name="gr11" draw:text-style-name="P5" draw:layer="layout" svg:width="19.874cm" svg:height="0.962cm" svg:x="1.819cm" svg:y="2.675cm">
          <draw:text-box>
            <text:p>Student (many) <text:s/>&lt;===&gt; (many) Course (many) &lt;===&gt; (1) Teacher <text:s text:c="4"/></text:p>
          </draw:text-box>
        </draw:frame>
        <draw:custom-shape draw:style-name="gr9" draw:text-style-name="P4" draw:layer="layout" svg:width="4.128cm" svg:height="2.222cm" svg:x="13.287cm" svg:y="4.445cm">
          <text:p text:style-name="P4">Student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4.128cm" svg:height="2.222cm" svg:x="23.71cm" svg:y="4.445cm">
          <text:p text:style-name="P4">Course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4.128cm" svg:height="2.222cm" svg:x="23.767cm" svg:y="10.477cm">
          <text:p text:style-name="P4">Teacher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4.128cm" svg:height="2.222cm" svg:x="18.71cm" svg:y="4.445cm">
          <text:p text:style-name="P4">Student</text:p>
          <text:p text:style-name="P4">Course</text:p>
          <draw:enhanced-geometry svg:viewBox="0 0 21600 21600" draw:type="rectangle" draw:enhanced-path="M 0 0 L 21600 0 21600 21600 0 21600 0 0 Z N"/>
        </draw:custom-shape>
        <draw:line draw:style-name="gr12" draw:text-style-name="P3" draw:layer="layout" svg:x1="17.417cm" svg:y1="5.715cm" svg:x2="18.687cm" svg:y2="5.715cm">
          <text:p/>
        </draw:line>
        <draw:line draw:style-name="gr12" draw:text-style-name="P3" draw:layer="layout" svg:x1="23.767cm" svg:y1="5.715cm" svg:x2="22.815cm" svg:y2="5.715cm">
          <text:p/>
        </draw:line>
        <draw:line draw:style-name="gr10" draw:text-style-name="P3" draw:layer="layout" svg:x1="25.672cm" svg:y1="10.477cm" svg:x2="25.672cm" svg:y2="6.667cm">
          <text:p/>
        </draw:line>
        <draw:line draw:style-name="gr13" draw:text-style-name="P2" draw:layer="layout" svg:x1="5.245cm" svg:y1="5.715cm" svg:x2="7.467cm" svg:y2="5.715cm">
          <text:p/>
        </draw:line>
        <draw:frame draw:style-name="gr14" draw:text-style-name="P5" draw:layer="layout" svg:width="15.234cm" svg:height="0.962cm" svg:x="1.605cm" svg:y="10.845cm">
          <draw:text-box>
            <text:p>1- In Student service we save only course ids as List</text:p>
          </draw:text-box>
        </draw:frame>
        <draw:frame draw:style-name="gr15" draw:text-style-name="P5" draw:layer="layout" svg:width="18.921cm" svg:height="0.962cm" svg:x="1.606cm" svg:y="11.845cm">
          <draw:text-box>
            <text:p>2- In Teacher service we save a list of courses objects onToMany </text:p>
          </draw:text-box>
        </draw:frame>
        <draw:frame draw:style-name="gr16" draw:text-style-name="P5" draw:layer="layout" svg:width="3.81cm" svg:height="0.962cm" svg:x="23.977cm" svg:y="2.057cm">
          <draw:text-box>
            <text:p>25.09.2024</text:p>
          </draw:text-box>
        </draw:frame>
      </draw:page>
      <draw:page draw:name="page4" draw:style-name="dp1" draw:master-page-name="PM0">
        <draw:g>
          <draw:polygon draw:style-name="gr17" draw:text-style-name="P6" draw:layer="layout" svg:width="6.5cm" svg:height="0.935cm" svg:x="11.75cm" svg:y="2.277cm" svg:viewBox="0 0 6501 936" draw:points="0,936 6501,936 6501,0 0,0">
            <text:p/>
          </draw:polygon>
          <draw:polygon draw:style-name="gr18" draw:text-style-name="P7" draw:layer="layout" svg:width="6.5cm" svg:height="0.935cm" svg:x="11.75cm" svg:y="2.277cm" svg:viewBox="0 0 6501 936" draw:points="0,936 6501,936 6501,0 0,0">
            <text:p/>
          </draw:polygon>
        </draw:g>
        <draw:g>
          <draw:polygon draw:style-name="gr19" draw:text-style-name="P8" draw:layer="layout" svg:width="6.5cm" svg:height="1.277cm" svg:x="11.75cm" svg:y="1cm" svg:viewBox="0 0 6501 1278" draw:points="0,1278 6501,1278 6501,0 0,0">
            <text:p/>
          </draw:polygon>
          <draw:polygon draw:style-name="gr18" draw:text-style-name="P7" draw:layer="layout" svg:width="6.5cm" svg:height="1.277cm" svg:x="11.75cm" svg:y="1cm" svg:viewBox="0 0 6501 1278" draw:points="0,1278 6501,1278 6501,0 0,0">
            <text:p/>
          </draw:polygon>
        </draw:g>
        <draw:frame draw:style-name="gr20" draw:text-style-name="P10" draw:layer="layout" svg:width="6.5cm" svg:height="1.383cm" svg:x="11.75cm" svg:y="0.947cm">
          <draw:text-box>
            <text:p text:style-name="P9"><text:span text:style-name="T1">User</text:span></text:p>
          </draw:text-box>
        </draw:frame>
        <draw:g>
          <draw:polygon draw:style-name="gr17" draw:text-style-name="P6" draw:layer="layout" svg:width="6.5cm" svg:height="1.57cm" svg:x="15.25cm" svg:y="7.52cm" svg:viewBox="0 0 6501 1571" draw:points="0,1571 6501,1571 6501,0 0,0">
            <text:p/>
          </draw:polygon>
          <draw:polygon draw:style-name="gr18" draw:text-style-name="P7" draw:layer="layout" svg:width="6.5cm" svg:height="1.57cm" svg:x="15.25cm" svg:y="7.52cm" svg:viewBox="0 0 6501 1571" draw:points="0,1571 6501,1571 6501,0 0,0">
            <text:p/>
          </draw:polygon>
        </draw:g>
        <draw:g>
          <draw:polygon draw:style-name="gr19" draw:text-style-name="P8" draw:layer="layout" svg:width="6.5cm" svg:height="1.277cm" svg:x="15.25cm" svg:y="6.243cm" svg:viewBox="0 0 6501 1278" draw:points="0,1278 6501,1278 6501,0 0,0">
            <text:p/>
          </draw:polygon>
          <draw:polygon draw:style-name="gr18" draw:text-style-name="P7" draw:layer="layout" svg:width="6.5cm" svg:height="1.277cm" svg:x="15.25cm" svg:y="6.243cm" svg:viewBox="0 0 6501 1278" draw:points="0,1278 6501,1278 6501,0 0,0">
            <text:p/>
          </draw:polygon>
        </draw:g>
        <draw:frame draw:style-name="gr20" draw:text-style-name="P10" draw:layer="layout" svg:width="6.5cm" svg:height="1.383cm" svg:x="15.25cm" svg:y="6.19cm">
          <draw:text-box>
            <text:p text:style-name="P9"><text:span text:style-name="T1">Teacher</text:span></text:p>
          </draw:text-box>
        </draw:frame>
        <draw:g>
          <draw:polygon draw:style-name="gr17" draw:text-style-name="P6" draw:layer="layout" svg:width="6.5cm" svg:height="1.57cm" svg:x="8.25cm" svg:y="7.52cm" svg:viewBox="0 0 6501 1571" draw:points="0,1571 6501,1571 6501,0 0,0">
            <text:p/>
          </draw:polygon>
          <draw:polygon draw:style-name="gr18" draw:text-style-name="P7" draw:layer="layout" svg:width="6.5cm" svg:height="1.57cm" svg:x="8.25cm" svg:y="7.52cm" svg:viewBox="0 0 6501 1571" draw:points="0,1571 6501,1571 6501,0 0,0">
            <text:p/>
          </draw:polygon>
        </draw:g>
        <draw:g>
          <draw:polygon draw:style-name="gr19" draw:text-style-name="P8" draw:layer="layout" svg:width="6.5cm" svg:height="1.277cm" svg:x="8.25cm" svg:y="6.243cm" svg:viewBox="0 0 6501 1278" draw:points="0,1278 6501,1278 6501,0 0,0">
            <text:p/>
          </draw:polygon>
          <draw:polygon draw:style-name="gr18" draw:text-style-name="P7" draw:layer="layout" svg:width="6.5cm" svg:height="1.277cm" svg:x="8.25cm" svg:y="6.243cm" svg:viewBox="0 0 6501 1278" draw:points="0,1278 6501,1278 6501,0 0,0">
            <text:p/>
          </draw:polygon>
        </draw:g>
        <draw:frame draw:style-name="gr20" draw:text-style-name="P10" draw:layer="layout" svg:width="6.5cm" svg:height="1.383cm" svg:x="8.25cm" svg:y="6.19cm">
          <draw:text-box>
            <text:p text:style-name="P9"><text:span text:style-name="T1">Manager</text:span></text:p>
          </draw:text-box>
        </draw:frame>
        <draw:g>
          <draw:polygon draw:style-name="gr17" draw:text-style-name="P6" draw:layer="layout" svg:width="6.5cm" svg:height="1.57cm" svg:x="1.107cm" svg:y="7.52cm" svg:viewBox="0 0 6501 1571" draw:points="0,1571 6501,1571 6501,0 0,0">
            <text:p/>
          </draw:polygon>
          <draw:polygon draw:style-name="gr18" draw:text-style-name="P7" draw:layer="layout" svg:width="6.5cm" svg:height="1.57cm" svg:x="1.107cm" svg:y="7.52cm" svg:viewBox="0 0 6501 1571" draw:points="0,1571 6501,1571 6501,0 0,0">
            <text:p/>
          </draw:polygon>
        </draw:g>
        <draw:g>
          <draw:polygon draw:style-name="gr19" draw:text-style-name="P8" draw:layer="layout" svg:width="6.5cm" svg:height="1.277cm" svg:x="1.107cm" svg:y="6.243cm" svg:viewBox="0 0 6501 1278" draw:points="0,1278 6501,1278 6501,0 0,0">
            <text:p/>
          </draw:polygon>
          <draw:polygon draw:style-name="gr18" draw:text-style-name="P7" draw:layer="layout" svg:width="6.5cm" svg:height="1.277cm" svg:x="1.107cm" svg:y="6.243cm" svg:viewBox="0 0 6501 1278" draw:points="0,1278 6501,1278 6501,0 0,0">
            <text:p/>
          </draw:polygon>
        </draw:g>
        <draw:frame draw:style-name="gr20" draw:text-style-name="P10" draw:layer="layout" svg:width="6.5cm" svg:height="1.383cm" svg:x="1.107cm" svg:y="6.19cm">
          <draw:text-box>
            <text:p text:style-name="P9"><text:span text:style-name="T1">Student</text:span></text:p>
          </draw:text-box>
        </draw:frame>
        <draw:polyline draw:style-name="gr21" draw:text-style-name="P7" draw:layer="layout" svg:width="10.643cm" svg:height="3.031cm" svg:x="4.357cm" svg:y="3.212cm" svg:viewBox="0 0 10644 3032" draw:points="0,3032 0,2361 10644,2361 10644,0">
          <text:p/>
        </draw:polyline>
        <draw:polyline draw:style-name="gr21" draw:text-style-name="P7" draw:layer="layout" svg:width="3.5cm" svg:height="3.031cm" svg:x="11.5cm" svg:y="3.212cm" svg:viewBox="0 0 3501 3032" draw:points="0,3032 0,2361 3501,2361 3501,0">
          <text:p/>
        </draw:polyline>
        <draw:polyline draw:style-name="gr21" draw:text-style-name="P7" draw:layer="layout" svg:width="3.5cm" svg:height="3.031cm" svg:x="15cm" svg:y="3.212cm" svg:viewBox="0 0 3501 3032" draw:points="3501,3032 3501,2361 0,2361 0,0">
          <text:p/>
        </draw:polyline>
        <draw:g>
          <draw:polygon draw:style-name="gr17" draw:text-style-name="P6" draw:layer="layout" svg:width="6.5cm" svg:height="1.57cm" svg:x="20.75cm" svg:y="2.116cm" svg:viewBox="0 0 6501 1571" draw:points="0,1571 6501,1571 6501,0 0,0">
            <text:p/>
          </draw:polygon>
          <draw:polygon draw:style-name="gr18" draw:text-style-name="P7" draw:layer="layout" svg:width="6.5cm" svg:height="1.57cm" svg:x="20.75cm" svg:y="2.116cm" svg:viewBox="0 0 6501 1571" draw:points="0,1571 6501,1571 6501,0 0,0">
            <text:p/>
          </draw:polygon>
        </draw:g>
        <draw:g>
          <draw:polygon draw:style-name="gr19" draw:text-style-name="P8" draw:layer="layout" svg:width="6.5cm" svg:height="1.616cm" svg:x="20.75cm" svg:y="0.5cm" svg:viewBox="0 0 6501 1617" draw:points="0,1617 6501,1617 6501,0 0,0">
            <text:p/>
          </draw:polygon>
          <draw:polygon draw:style-name="gr18" draw:text-style-name="P7" draw:layer="layout" svg:width="6.5cm" svg:height="1.616cm" svg:x="20.75cm" svg:y="0.5cm" svg:viewBox="0 0 6501 1617" draw:points="0,1617 6501,1617 6501,0 0,0">
            <text:p/>
          </draw:polygon>
        </draw:g>
        <draw:frame draw:style-name="gr22" draw:text-style-name="P10" draw:layer="layout" svg:width="6.5cm" svg:height="1.791cm" svg:x="20.75cm" svg:y="0.413cm">
          <draw:text-box>
            <text:p text:style-name="P9"><text:span text:style-name="T2">UserType</text:span></text:p>
            <text:p text:style-name="P9"><text:span text:style-name="T2"/></text:p>
          </draw:text-box>
        </draw:frame>
        <draw:polyline draw:style-name="gr23" draw:text-style-name="P7" draw:layer="layout" svg:width="2.5cm" svg:height="0.013cm" svg:x="18.25cm" svg:y="2.093cm" svg:viewBox="0 0 2501 14" draw:points="0,14 447,14 447,0 2501,0">
          <text:p/>
        </draw:polyline>
        <draw:g>
          <draw:polygon draw:style-name="gr24" draw:text-style-name="P11" draw:layer="layout" svg:width="6.298cm" svg:height="0cm" svg:x="11.85cm" svg:y="2.427cm" svg:viewBox="0 0 6299 0" draw:points="0,0 6299,0">
            <text:p/>
          </draw:polygon>
          <draw:line draw:style-name="gr25" draw:text-style-name="P7" draw:layer="layout" svg:x1="11.85cm" svg:y1="2.427cm" svg:x2="18.149cm" svg:y2="2.427cm">
            <text:p/>
          </draw:line>
        </draw:g>
        <draw:g>
          <draw:polygon draw:style-name="gr26" draw:text-style-name="P12" draw:layer="layout" svg:width="6.3cm" svg:height="0.635cm" svg:x="11.85cm" svg:y="2.477cm" svg:viewBox="0 0 6301 636" draw:points="0,636 6301,636 6301,0 0,0">
            <text:p/>
          </draw:polygon>
          <draw:frame draw:style-name="gr27" draw:text-style-name="P10" draw:layer="layout" svg:width="6.3cm" svg:height="0.494cm" svg:x="11.85cm" svg:y="2.548cm">
            <draw:text-box>
              <text:p text:style-name="P9"><text:span text:style-name="T3">-mitgliedsName</text:span></text:p>
            </draw:text-box>
          </draw:frame>
        </draw:g>
        <draw:g>
          <draw:polygon draw:style-name="gr26" draw:text-style-name="P12" draw:layer="layout" svg:width="6.3cm" svg:height="0.635cm" svg:x="15.35cm" svg:y="7.621cm" svg:viewBox="0 0 6301 636" draw:points="0,636 6301,636 6301,0 0,0">
            <text:p/>
          </draw:polygon>
          <draw:frame draw:style-name="gr27" draw:text-style-name="P10" draw:layer="layout" svg:width="6.3cm" svg:height="0.494cm" svg:x="15.35cm" svg:y="7.691cm">
            <draw:text-box>
              <text:p text:style-name="P9"><text:span text:style-name="T3">-mitgliedsName</text:span></text:p>
            </draw:text-box>
          </draw:frame>
        </draw:g>
        <draw:g>
          <draw:polygon draw:style-name="gr24" draw:text-style-name="P11" draw:layer="layout" svg:width="6.298cm" svg:height="0cm" svg:x="15.35cm" svg:y="8.306cm" svg:viewBox="0 0 6299 0" draw:points="0,0 6299,0">
            <text:p/>
          </draw:polygon>
          <draw:line draw:style-name="gr25" draw:text-style-name="P7" draw:layer="layout" svg:x1="15.35cm" svg:y1="8.306cm" svg:x2="21.649cm" svg:y2="8.306cm">
            <text:p/>
          </draw:line>
        </draw:g>
        <draw:g>
          <draw:polygon draw:style-name="gr26" draw:text-style-name="P12" draw:layer="layout" svg:width="6.3cm" svg:height="0.635cm" svg:x="15.35cm" svg:y="8.355cm" svg:viewBox="0 0 6301 636" draw:points="0,636 6301,636 6301,0 0,0">
            <text:p/>
          </draw:polygon>
          <draw:frame draw:style-name="gr27" draw:text-style-name="P10" draw:layer="layout" svg:width="6.3cm" svg:height="0.494cm" svg:x="15.35cm" svg:y="8.426cm">
            <draw:text-box>
              <text:p text:style-name="P9"><text:span text:style-name="T3">-mitgliedsName</text:span></text:p>
            </draw:text-box>
          </draw:frame>
        </draw:g>
        <draw:g>
          <draw:polygon draw:style-name="gr26" draw:text-style-name="P12" draw:layer="layout" svg:width="6.3cm" svg:height="0.635cm" svg:x="8.35cm" svg:y="7.621cm" svg:viewBox="0 0 6301 636" draw:points="0,636 6301,636 6301,0 0,0">
            <text:p/>
          </draw:polygon>
          <draw:frame draw:style-name="gr27" draw:text-style-name="P10" draw:layer="layout" svg:width="6.3cm" svg:height="0.494cm" svg:x="8.35cm" svg:y="7.691cm">
            <draw:text-box>
              <text:p text:style-name="P9"><text:span text:style-name="T3">-mitgliedsName</text:span></text:p>
            </draw:text-box>
          </draw:frame>
        </draw:g>
        <draw:g>
          <draw:polygon draw:style-name="gr24" draw:text-style-name="P11" draw:layer="layout" svg:width="6.298cm" svg:height="0cm" svg:x="8.35cm" svg:y="8.306cm" svg:viewBox="0 0 6299 0" draw:points="0,0 6299,0">
            <text:p/>
          </draw:polygon>
          <draw:line draw:style-name="gr25" draw:text-style-name="P7" draw:layer="layout" svg:x1="8.35cm" svg:y1="8.306cm" svg:x2="14.649cm" svg:y2="8.306cm">
            <text:p/>
          </draw:line>
        </draw:g>
        <draw:g>
          <draw:polygon draw:style-name="gr26" draw:text-style-name="P12" draw:layer="layout" svg:width="6.3cm" svg:height="0.635cm" svg:x="8.35cm" svg:y="8.355cm" svg:viewBox="0 0 6301 636" draw:points="0,636 6301,636 6301,0 0,0">
            <text:p/>
          </draw:polygon>
          <draw:frame draw:style-name="gr27" draw:text-style-name="P10" draw:layer="layout" svg:width="6.3cm" svg:height="0.494cm" svg:x="8.35cm" svg:y="8.426cm">
            <draw:text-box>
              <text:p text:style-name="P9"><text:span text:style-name="T3">-mitgliedsName</text:span></text:p>
            </draw:text-box>
          </draw:frame>
        </draw:g>
        <draw:g>
          <draw:polygon draw:style-name="gr26" draw:text-style-name="P12" draw:layer="layout" svg:width="6.3cm" svg:height="0.635cm" svg:x="1.207cm" svg:y="7.621cm" svg:viewBox="0 0 6301 636" draw:points="0,636 6301,636 6301,0 0,0">
            <text:p/>
          </draw:polygon>
          <draw:frame draw:style-name="gr27" draw:text-style-name="P10" draw:layer="layout" svg:width="6.3cm" svg:height="0.494cm" svg:x="1.207cm" svg:y="7.691cm">
            <draw:text-box>
              <text:p text:style-name="P9"><text:span text:style-name="T3">-mitgliedsName</text:span></text:p>
            </draw:text-box>
          </draw:frame>
        </draw:g>
        <draw:g>
          <draw:polygon draw:style-name="gr24" draw:text-style-name="P11" draw:layer="layout" svg:width="6.299cm" svg:height="0cm" svg:x="1.207cm" svg:y="8.306cm" svg:viewBox="0 0 6300 0" draw:points="0,0 6300,0">
            <text:p/>
          </draw:polygon>
          <draw:line draw:style-name="gr25" draw:text-style-name="P7" draw:layer="layout" svg:x1="1.207cm" svg:y1="8.306cm" svg:x2="7.507cm" svg:y2="8.306cm">
            <text:p/>
          </draw:line>
        </draw:g>
        <draw:g>
          <draw:polygon draw:style-name="gr26" draw:text-style-name="P12" draw:layer="layout" svg:width="6.3cm" svg:height="0.635cm" svg:x="1.207cm" svg:y="8.355cm" svg:viewBox="0 0 6301 636" draw:points="0,636 6301,636 6301,0 0,0">
            <text:p/>
          </draw:polygon>
          <draw:frame draw:style-name="gr27" draw:text-style-name="P10" draw:layer="layout" svg:width="6.3cm" svg:height="0.494cm" svg:x="1.207cm" svg:y="8.426cm">
            <draw:text-box>
              <text:p text:style-name="P9"><text:span text:style-name="T3">-mitgliedsName</text:span></text:p>
            </draw:text-box>
          </draw:frame>
        </draw:g>
        <draw:g>
          <draw:polygon draw:style-name="gr26" draw:text-style-name="P12" draw:layer="layout" svg:width="6.3cm" svg:height="0.635cm" svg:x="20.85cm" svg:y="2.216cm" svg:viewBox="0 0 6301 636" draw:points="0,636 6301,636 6301,0 0,0">
            <text:p/>
          </draw:polygon>
          <draw:frame draw:style-name="gr27" draw:text-style-name="P10" draw:layer="layout" svg:width="6.3cm" svg:height="0.494cm" svg:x="20.85cm" svg:y="2.287cm">
            <draw:text-box>
              <text:p text:style-name="P9"><text:span text:style-name="T3">-mitgliedsName</text:span></text:p>
            </draw:text-box>
          </draw:frame>
        </draw:g>
        <draw:g>
          <draw:polygon draw:style-name="gr24" draw:text-style-name="P11" draw:layer="layout" svg:width="6.298cm" svg:height="0cm" svg:x="20.85cm" svg:y="2.901cm" svg:viewBox="0 0 6299 0" draw:points="0,0 6299,0">
            <text:p/>
          </draw:polygon>
          <draw:line draw:style-name="gr25" draw:text-style-name="P7" draw:layer="layout" svg:x1="20.85cm" svg:y1="2.901cm" svg:x2="27.149cm" svg:y2="2.901cm">
            <text:p/>
          </draw:line>
        </draw:g>
        <draw:g>
          <draw:polygon draw:style-name="gr26" draw:text-style-name="P12" draw:layer="layout" svg:width="6.3cm" svg:height="0.635cm" svg:x="20.85cm" svg:y="2.951cm" svg:viewBox="0 0 6301 636" draw:points="0,636 6301,636 6301,0 0,0">
            <text:p/>
          </draw:polygon>
          <draw:frame draw:style-name="gr27" draw:text-style-name="P10" draw:layer="layout" svg:width="6.3cm" svg:height="0.494cm" svg:x="20.85cm" svg:y="3.022cm">
            <draw:text-box>
              <text:p text:style-name="P9"><text:span text:style-name="T3">-mitgliedsName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839EBFB02D09F2D6.png" xlink:type="simple" xlink:show="embed" xlink:actuate="onLoad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8" draw:display-name="Arrowheads 8" svg:viewBox="0 0 20 20" svg:d="M0 20l10-20 10 20z"/>
    <draw:marker draw:name="Marker_5f_0" draw:display-name="Marker_0" svg:viewBox="0 0 20 30" svg:d="M10 0l-10 30h20zM10 12l-5 15h10z"/>
    <draw:marker draw:name="Marker_5f_1" draw:display-name="Marker_1" svg:viewBox="0 0 20 30" svg:d="M10 0l-10 30h20z"/>
    <draw:stroke-dash draw:name="Dash_20_Dot_20_4" draw:display-name="Dash Dot 4" draw:style="rect" draw:dots1="1" draw:dots1-length="0.02cm" draw:dots2="1" draw:dots2-length="0.02cm" draw:distance="0.02cm"/>
    <draw:stroke-dash draw:name="Dash_5f_0" draw:display-name="Dash_0" draw:style="rect" draw:dots1="1" draw:dots1-length="200%" draw:dots2="1" draw:dots2-length="200%" draw:distance="2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draw:marker-start-width="0.508cm" draw:marker-end-width="0.508cm" draw:fill="none" draw:fill-gradient-name="Gradient_20_1" draw:fill-hatch-name="Red_20_90_20_Degrees_20_Crossed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4-10-04T00:02:55.090622545</dc:date>
    <dc:language>de-DE</dc:language>
    <meta:creation-date>2020-11-30T09:05:33Z</meta:creation-date>
    <meta:initial-creator>Mahamat</meta:initial-creator>
    <meta:generator>LibreOffice/7.3.7.2$Linux_X86_64 LibreOffice_project/30$Build-2</meta:generator>
    <meta:editing-duration>PT6H10M16S</meta:editing-duration>
    <meta:editing-cycles>3</meta:editing-cycles>
    <meta:document-statistic meta:object-count="144"/>
    <meta:template xlink:type="simple" xlink:actuate="onRequest" xlink:title="BASICD_M.vstx" xlink:href=""/>
  </office:meta>
</office:document-meta>
</file>